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603b" officeooo:paragraph-rsid="000f603b"/>
    </style:style>
    <style:style style:name="P2" style:family="paragraph" style:parent-style-name="Standard">
      <style:text-properties officeooo:paragraph-rsid="000f603b"/>
    </style:style>
    <style:style style:name="P3" style:family="paragraph" style:parent-style-name="Standard">
      <style:text-properties fo:font-size="15pt" fo:font-weight="bold" officeooo:paragraph-rsid="000f603b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f603b" officeooo:paragraph-rsid="000f603b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f603b" officeooo:paragraph-rsid="000f603b" style:font-size-asian="20pt" style:font-weight-asian="bold" style:font-size-complex="20pt" style:font-weight-complex="bold"/>
    </style:style>
    <style:style style:name="P6" style:family="paragraph" style:parent-style-name="Standard" style:list-style-name="L1">
      <style:text-properties officeooo:paragraph-rsid="000f603b"/>
    </style:style>
    <style:style style:name="P7" style:family="paragraph" style:parent-style-name="Standard">
      <style:text-properties officeooo:rsid="000f603b" officeooo:paragraph-rsid="000f603b"/>
    </style:style>
    <style:style style:name="P8" style:family="paragraph" style:parent-style-name="Standard">
      <style:text-properties officeooo:rsid="000fd37a" officeooo:paragraph-rsid="000fd37a"/>
    </style:style>
    <style:style style:name="P9" style:family="paragraph" style:parent-style-name="Standard">
      <style:text-properties fo:font-size="15pt" fo:font-weight="bold" officeooo:rsid="000f603b" officeooo:paragraph-rsid="000fd37a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0f603b" officeooo:paragraph-rsid="000f603b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0fd37a" officeooo:paragraph-rsid="000fd37a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2pt" fo:font-weight="normal" officeooo:rsid="000fd37a" officeooo:paragraph-rsid="000fd37a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officeooo:rsid="000fd37a" officeooo:paragraph-rsid="000fd37a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3pt" fo:font-weight="bold" officeooo:rsid="000fd37a" officeooo:paragraph-rsid="000fd37a" style:font-size-asian="13pt" style:font-weight-asian="bold" style:font-size-complex="13pt" style:font-weight-complex="bold"/>
    </style:style>
    <style:style style:name="T1" style:family="text">
      <style:text-properties officeooo:rsid="000f603b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abajo Practico n°4</text:p>
      <text:p text:style-name="P1"/>
      <text:p text:style-name="P1"><text:span text:style-name="T2">Alumno:</text:span> Nicolás Faraz</text:p>
      <text:p text:style-name="P1"/>
      <text:p text:style-name="P4">Enunciado:</text:p>
      <text:p text:style-name="P4"/>
      <text:p text:style-name="P2"><text:span text:style-name="T1">El objetivo del práctico es desarrollar un servidor web multi-proceso (usando fork()) que pueda </text:span>atender múltiples conexiones simultáneas.</text:p>
      <text:p text:style-name="P2"/>
      <text:p text:style-name="P3">Requisitos:</text:p>
      <text:p text:style-name="P3"/>
      <text:list xml:id="list5019970076965737802" text:style-name="L1">
        <text:list-item>
          <text:p text:style-name="P6">El tp que no tenga el Makefile correspondiente se considerará desaprobado.</text:p>
        </text:list-item>
        <text:list-item>
          <text:p text:style-name="P6">El tp que no tenga como mínimo 3 módulos se considerará desaprobado.</text:p>
        </text:list-item>
        <text:list-item>
          <text:p text:style-name="P6">Que soporte al menos diez accesos concurrentes y dos mil requerimientos.(Apache benchmark - "ab -c 10 -n 2000" ... man ab).</text:p>
        </text:list-item>
        <text:list-item>
          <text:p text:style-name="P6">Debe poder manejar por lo menos 4 tipos de archivos: jpeg, html, text y pdf (ver mime types).</text:p>
        </text:list-item>
        <text:list-item>
          <text:p text:style-name="P6">Debe devolver como mínimo tres tipos de resultados al cliente: 200 Ok, 404 Not Found y 500 Internal Server Error (Ver especificación de HTTP 1.0).</text:p>
        </text:list-item>
      </text:list>
      <text:p text:style-name="P2"/>
      <text:p text:style-name="P2">Todo lo que no está especificado en este enunciado queda a consideración de los alumnos.</text:p>
      <text:p text:style-name="P2"/>
      <text:p text:style-name="P3">Ejemplo de uso:</text:p>
      <text:p text:style-name="P2"/>
      <text:p text:style-name="P2">$ ./tp3 -p &lt;port&gt;</text:p>
      <text:p text:style-name="P2">$ ./tp3 -p 8080</text:p>
      <text:p text:style-name="P1"/>
      <text:p text:style-name="P9">Código de la Aplicación <text:s/></text:p>
      <text:p text:style-name="P14">Función Main.c</text:p>
      <text:p text:style-name="P11">#<text:span text:style-name="T4">include "argumento.h"</text:span></text:p>
      <text:p text:style-name="P12">#include "puerto.h"</text:p>
      <text:p text:style-name="P12">#include "analisis.h"</text:p>
      <text:p text:style-name="P12"></text:p>
      <text:p text:style-name="P12">#define BACKLONG 2000</text:p>
      <text:p text:style-name="P12"></text:p>
      <text:p text:style-name="P12">int main (int argc , char** argv){</text:p>
      <text:p text:style-name="P12"></text:p>
      <text:p text:style-name="P12"><text:tab/>int port;</text:p>
      <text:p text:style-name="P12"><text:tab/>int sd, bd,ad,pid;</text:p>
      <text:p text:style-name="P12"><text:tab/>char buff[2048];</text:p>
      <text:p text:style-name="P12"><text:tab/>argumento(argc , argv[1]);//analiso los parametros de entrada</text:p>
      <text:p text:style-name="P12"><text:tab/>struct sockaddr_in server;</text:p>
      <text:p text:style-name="P12"><text:tab/>struct sockaddr_in client;<text:tab/></text:p>
      <text:p text:style-name="P12"><text:tab/>port= puerto(argv[2]);//analiso que puerto debo usar para el servidor<text:tab/></text:p>
      <text:p text:style-name="P12"><text:tab/>memset(buff,0,sizeof buff);</text:p>
      <text:p text:style-name="P12"></text:p>
      <text:p text:style-name="P12"><text:tab/>sd=socket(AF_INET,SOCK_STREAM,0);</text:p>
      <text:p text:style-name="P12"><text:tab/>if (sd &lt; 0){</text:p>
      <text:p text:style-name="P12"><text:tab/><text:tab/>perror("fallo el socket");</text:p>
      <text:p text:style-name="P12"><text:soft-page-break/><text:tab/><text:tab/>return -1;</text:p>
      <text:p text:style-name="P12"><text:tab/>}</text:p>
      <text:p text:style-name="P12"><text:tab/>server.sin_family = AF_INET;</text:p>
      <text:p text:style-name="P12"><text:tab/>server.sin_port = htons(port);</text:p>
      <text:p text:style-name="P12"><text:tab/>server.sin_addr.s_addr= INADDR_ANY;</text:p>
      <text:p text:style-name="P12"><text:tab/>bzero(&amp;(server.sin_zero),8);</text:p>
      <text:p text:style-name="P12"></text:p>
      <text:p text:style-name="P12"><text:tab/>bd=bind (sd,(struct sockaddr*)&amp;server, sizeof (server));</text:p>
      <text:p text:style-name="P12"><text:tab/>if (bd &lt; 0 ){</text:p>
      <text:p text:style-name="P12"><text:tab/><text:tab/>perror("fallo el bind");</text:p>
      <text:p text:style-name="P12"><text:tab/><text:tab/>return -1;<text:tab/></text:p>
      <text:p text:style-name="P12"><text:tab/>}</text:p>
      <text:p text:style-name="P12"></text:p>
      <text:p text:style-name="P12"><text:tab/>listen (sd, BACKLONG);</text:p>
      <text:p text:style-name="P12"></text:p>
      <text:p text:style-name="P12"><text:tab/>while ((ad=accept(sd,NULL,NULL)) &gt; 0){</text:p>
      <text:p text:style-name="P12"><text:tab/><text:tab/>if (ad &lt; 0 ){</text:p>
      <text:p text:style-name="P12"><text:tab/><text:tab/><text:tab/>perror("fallo el accept");</text:p>
      <text:p text:style-name="P12"><text:tab/><text:tab/><text:tab/>return -1;</text:p>
      <text:p text:style-name="P12"><text:tab/><text:tab/>}<text:tab/></text:p>
      <text:p text:style-name="P12"><text:tab/><text:tab/>pid = fork ();</text:p>
      <text:p text:style-name="P12"><text:tab/><text:tab/>if ( pid == 0 ) {</text:p>
      <text:p text:style-name="P12"><text:tab/><text:tab/><text:tab/>printf("Conectado:\n");</text:p>
      <text:p text:style-name="P12"><text:tab/><text:tab/><text:tab/>printf("Cliente %s , Puerto %d\n",inet_ntoa(client.sin_addr), client.sin_port);</text:p>
      <text:p text:style-name="P12"><text:tab/><text:tab/><text:tab/>read(ad,buff,sizeof buff);</text:p>
      <text:p text:style-name="P12"><text:tab/><text:tab/><text:tab/>analisis(ad,buff);//analiso que archivo me pide y si lo puedo abrir lo mustro <text:s/>por el navegador</text:p>
      <text:p text:style-name="P12"><text:tab/><text:tab/><text:tab/>close(ad);<text:tab/><text:tab/></text:p>
      <text:p text:style-name="P12"><text:tab/><text:tab/><text:tab/>return 0;<text:tab/><text:tab/></text:p>
      <text:p text:style-name="P12"><text:tab/><text:tab/>}</text:p>
      <text:p text:style-name="P12"><text:tab/><text:tab/>close (ad);</text:p>
      <text:p text:style-name="P12"><text:tab/>}</text:p>
      <text:p text:style-name="P12"><text:tab/>return 0;</text:p>
      <text:p text:style-name="P12"></text:p>
      <text:p text:style-name="P12">}</text:p>
      <text:p text:style-name="P13">Función Argumento.c</text:p>
      <text:p text:style-name="P12">#include "argumento.h"</text:p>
      <text:p text:style-name="P12"/>
      <text:p text:style-name="P12">void argumento( int argc, char*argv){</text:p>
      <text:p text:style-name="P12"><text:tab/></text:p>
      <text:p text:style-name="P12"><text:tab/>assert(argc== 3);</text:p>
      <text:p text:style-name="P12"><text:tab/>if (!strcmp(argv,"-p")){</text:p>
      <text:p text:style-name="P12"><text:tab/><text:tab/>printf("Parametros correctos\n");<text:tab/><text:tab/></text:p>
      <text:p text:style-name="P12"><text:tab/>} else{<text:tab/>printf("Parametros incorrectos\n");</text:p>
      <text:p text:style-name="P12"><text:tab/><text:tab/>exit (0); </text:p>
      <text:p text:style-name="P12"><text:tab/>}</text:p>
      <text:p text:style-name="P12"></text:p>
      <text:p text:style-name="P12">}</text:p>
      <text:p text:style-name="P12"/>
      <text:p text:style-name="P12"/>
      <text:p text:style-name="P12"/>
      <text:p text:style-name="P12"/>
      <text:p text:style-name="P13"><text:soft-page-break/>Función Puerto.c</text:p>
      <text:p text:style-name="P12">#include "puerto.h"</text:p>
      <text:p text:style-name="P12"></text:p>
      <text:p text:style-name="P12">int puerto (char* argv){</text:p>
      <text:p text:style-name="P12"><text:tab/></text:p>
      <text:p text:style-name="P12"><text:tab/>int port;</text:p>
      <text:p text:style-name="P12"><text:tab/>port=atoi (argv);</text:p>
      <text:p text:style-name="P12"><text:tab/>return port;</text:p>
      <text:p text:style-name="P12"></text:p>
      <text:p text:style-name="P12">} </text:p>
      <text:p text:style-name="P13">Función Analisis.c</text:p>
      <text:p text:style-name="P8">#include "analisis.h"</text:p>
      <text:p text:style-name="P8"></text:p>
      <text:p text:style-name="P8">int <text:s/>analisis (int ad ,char * buff){</text:p>
      <text:p text:style-name="P8"></text:p>
      <text:p text:style-name="P8"><text:tab/>int file,file2,leido;</text:p>
      <text:p text:style-name="P8"><text:tab/>char buffer[2048];<text:tab/></text:p>
      <text:p text:style-name="P8"><text:tab/>char error404[22]="ERROR 404 <text:s/>Not Found";</text:p>
      <text:p text:style-name="P8"><text:tab/>char ok200[8]="2OO OK";</text:p>
      <text:p text:style-name="P8"><text:tab/>char eis500[27]="500 Internal Server Error";</text:p>
      <text:p text:style-name="P8"><text:tab/>int i,j=0;</text:p>
      <text:p text:style-name="P8"><text:tab/>char cadena[10];</text:p>
      <text:p text:style-name="P8"><text:tab/>memset(cadena,0,sizeof cadena);</text:p>
      <text:p text:style-name="P8"><text:tab/>memset(buffer,0,sizeof buffer);</text:p>
      <text:p text:style-name="P8"><text:tab/>puts(buff);</text:p>
      <text:p text:style-name="P8"><text:tab/>for (i=0;i&lt;30;i++){</text:p>
      <text:p text:style-name="P8"><text:tab/><text:tab/>if (i&gt;4 &amp;&amp; i&lt;14){</text:p>
      <text:p text:style-name="P8"><text:tab/><text:tab/><text:tab/>cadena[j]=buff[i];</text:p>
      <text:p text:style-name="P8"><text:tab/><text:tab/><text:tab/>j++;</text:p>
      <text:p text:style-name="P8"><text:tab/><text:tab/>}</text:p>
      <text:p text:style-name="P8"><text:tab/>}</text:p>
      <text:p text:style-name="P8"><text:tab/>puts(cadena);</text:p>
      <text:p text:style-name="P8"><text:tab/>if(!strcmp(cadena,"nico.html")){</text:p>
      <text:p text:style-name="P8"><text:tab/><text:tab/>file=open ("archivo2.txt",O_RDONLY,NULL);</text:p>
      <text:p text:style-name="P8"><text:tab/><text:tab/>while ((leido=read(file,buffer,sizeof buffer)) &gt; 0){</text:p>
      <text:p text:style-name="P8"><text:tab/><text:tab/><text:tab/>write (ad,buffer,leido);</text:p>
      <text:p text:style-name="P8"><text:tab/><text:tab/>}</text:p>
      <text:p text:style-name="P8"><text:tab/><text:tab/>if (file &lt; 0){</text:p>
      <text:p text:style-name="P8"><text:tab/><text:tab/><text:tab/>write (ad,eis500,27);</text:p>
      <text:p text:style-name="P8"><text:tab/><text:tab/><text:tab/>return 0;</text:p>
      <text:p text:style-name="P8"><text:tab/><text:tab/>}</text:p>
      <text:p text:style-name="P8"><text:tab/><text:tab/>file2 = open("nico2.html",O_RDONLY,NULL);</text:p>
      <text:p text:style-name="P8"><text:tab/><text:tab/>while ((leido=read(file2,buffer,sizeof buffer))&gt;0){</text:p>
      <text:p text:style-name="P8"><text:tab/><text:tab/><text:tab/>write (ad,buffer,leido);</text:p>
      <text:p text:style-name="P8"><text:tab/><text:tab/>}</text:p>
      <text:p text:style-name="P8"><text:tab/><text:tab/>if (file2 &lt; 0){</text:p>
      <text:p text:style-name="P8"><text:tab/><text:tab/><text:tab/>write (ad,eis500,27);</text:p>
      <text:p text:style-name="P8"><text:tab/><text:tab/><text:tab/>return 0;</text:p>
      <text:p text:style-name="P8"><text:tab/><text:tab/>}</text:p>
      <text:p text:style-name="P8"></text:p>
      <text:p text:style-name="P8"><text:tab/><text:tab/>close (file2);</text:p>
      <text:p text:style-name="P8"><text:tab/><text:tab/>close(file);</text:p>
      <text:p text:style-name="P8"><text:soft-page-break/><text:tab/>}</text:p>
      <text:p text:style-name="P8"><text:tab/>if (!strcmp(cadena,"nico.txt ")){</text:p>
      <text:p text:style-name="P8"><text:tab/><text:tab/>file=open ("archivo3.txt",O_RDONLY,NULL);</text:p>
      <text:p text:style-name="P8"><text:tab/><text:tab/>while ((leido=read(file,buffer,sizeof buffer)) &gt; 0){</text:p>
      <text:p text:style-name="P8"><text:tab/><text:tab/><text:tab/>write (ad,buffer,leido);</text:p>
      <text:p text:style-name="P8"><text:tab/><text:tab/>}</text:p>
      <text:p text:style-name="P8"><text:tab/><text:tab/>if (file &lt; 0){</text:p>
      <text:p text:style-name="P8"><text:tab/><text:tab/><text:tab/>write (ad,eis500,27);</text:p>
      <text:p text:style-name="P8"><text:tab/><text:tab/><text:tab/>return 0;</text:p>
      <text:p text:style-name="P8"><text:tab/><text:tab/>}</text:p>
      <text:p text:style-name="P8"><text:tab/><text:tab/>file2 = open("nico3.txt",O_RDONLY,NULL);</text:p>
      <text:p text:style-name="P8"><text:tab/><text:tab/>while ((leido=read(file2,buffer,sizeof buffer))&gt;0){</text:p>
      <text:p text:style-name="P8"><text:tab/><text:tab/><text:tab/>write (ad,buffer,leido);</text:p>
      <text:p text:style-name="P8"><text:tab/><text:tab/>}</text:p>
      <text:p text:style-name="P8"><text:tab/><text:tab/>if (file2 &lt; 0){</text:p>
      <text:p text:style-name="P8"><text:tab/><text:tab/><text:tab/>write (ad,eis500,27);</text:p>
      <text:p text:style-name="P8"><text:tab/><text:tab/><text:tab/>return 0;</text:p>
      <text:p text:style-name="P8"><text:tab/><text:tab/>}</text:p>
      <text:p text:style-name="P8"><text:tab/><text:tab/>close (file2);</text:p>
      <text:p text:style-name="P8"><text:tab/><text:tab/>close(file);</text:p>
      <text:p text:style-name="P8"><text:tab/>}</text:p>
      <text:p text:style-name="P8"><text:tab/>if (!strcmp(cadena,"nico.pdf ")){</text:p>
      <text:p text:style-name="P8"><text:tab/><text:tab/>file=open ("archivo1.txt",O_RDONLY,NULL);</text:p>
      <text:p text:style-name="P8"><text:tab/><text:tab/>while ((leido=read(file,buffer,sizeof buffer)) &gt; 0){</text:p>
      <text:p text:style-name="P8"><text:tab/><text:tab/><text:tab/>write (ad,buffer,leido);</text:p>
      <text:p text:style-name="P8"><text:tab/><text:tab/>}</text:p>
      <text:p text:style-name="P8"><text:tab/><text:tab/>if (file &lt; 0){</text:p>
      <text:p text:style-name="P8"><text:tab/><text:tab/><text:tab/>write (ad,eis500,27);</text:p>
      <text:p text:style-name="P8"><text:tab/><text:tab/><text:tab/>return 0;</text:p>
      <text:p text:style-name="P8"><text:tab/><text:tab/>}</text:p>
      <text:p text:style-name="P8"><text:tab/><text:tab/>file2 = open("nico1.pdf",O_RDONLY,NULL);</text:p>
      <text:p text:style-name="P8"><text:tab/><text:tab/>while ((leido=read(file2,buffer,sizeof buffer))&gt;0){</text:p>
      <text:p text:style-name="P8"><text:tab/><text:tab/><text:tab/>write (ad,buffer,leido);</text:p>
      <text:p text:style-name="P8"><text:tab/><text:tab/>}</text:p>
      <text:p text:style-name="P8"><text:tab/><text:tab/>if (file2 &lt; 0){</text:p>
      <text:p text:style-name="P8"><text:tab/><text:tab/><text:tab/>write (ad,eis500,27);</text:p>
      <text:p text:style-name="P8"><text:tab/><text:tab/><text:tab/>return 0;</text:p>
      <text:p text:style-name="P8"><text:tab/><text:tab/>}</text:p>
      <text:p text:style-name="P8"><text:tab/><text:tab/>close (file2);</text:p>
      <text:p text:style-name="P8"><text:tab/><text:tab/>close(file);</text:p>
      <text:p text:style-name="P8"><text:tab/>} </text:p>
      <text:p text:style-name="P8"><text:tab/>if (!strcmp(cadena,"nico.jpeg")){</text:p>
      <text:p text:style-name="P8"><text:tab/><text:tab/>file=open ("archivo4.txt",O_RDONLY,NULL);</text:p>
      <text:p text:style-name="P8"><text:tab/><text:tab/>while ((leido=read(file,buffer,sizeof buffer)) &gt; 0){</text:p>
      <text:p text:style-name="P8"><text:tab/><text:tab/><text:tab/>write (ad,buffer,leido);</text:p>
      <text:p text:style-name="P8"><text:tab/><text:tab/>}</text:p>
      <text:p text:style-name="P8"><text:tab/><text:tab/>if (file &lt; 0){</text:p>
      <text:p text:style-name="P8"><text:tab/><text:tab/><text:tab/>write (ad,eis500,27);</text:p>
      <text:p text:style-name="P8"><text:tab/><text:tab/><text:tab/>return 0;</text:p>
      <text:p text:style-name="P8"><text:tab/><text:tab/>}</text:p>
      <text:p text:style-name="P8"><text:tab/><text:tab/>file2 = open("nico4.jpeg",O_RDONLY,NULL);</text:p>
      <text:p text:style-name="P8"><text:tab/><text:tab/>while ((leido=read(file2,buffer,sizeof buffer))&gt;0){</text:p>
      <text:p text:style-name="P8"><text:soft-page-break/><text:tab/><text:tab/><text:tab/>write (ad,buffer,leido);</text:p>
      <text:p text:style-name="P8"><text:tab/><text:tab/>}</text:p>
      <text:p text:style-name="P8"><text:tab/><text:tab/>if (file2 &lt; 0){</text:p>
      <text:p text:style-name="P8"><text:tab/><text:tab/><text:tab/>write (ad,eis500,27);</text:p>
      <text:p text:style-name="P8"><text:tab/><text:tab/><text:tab/>return 0;</text:p>
      <text:p text:style-name="P8"><text:tab/><text:tab/>}</text:p>
      <text:p text:style-name="P8"><text:tab/><text:tab/>close (file2);</text:p>
      <text:p text:style-name="P8"><text:tab/><text:tab/>close(file);</text:p>
      <text:p text:style-name="P8"><text:tab/>}</text:p>
      <text:p text:style-name="P8"><text:tab/>if (strcmp(cadena ," HTTP/1.1")&amp;&amp;strcmp(cadena,"nico.html")&amp;&amp;strcmp(cadena,"nico.txt ")&amp;&amp;strcmp(cadena,"nico.jpeg")&amp;&amp;strcmp(cadena,"nico.pdf ")){</text:p>
      <text:p text:style-name="P8"><text:tab/><text:tab/>write (ad,error404,22);<text:tab/></text:p>
      <text:p text:style-name="P8"><text:tab/>}</text:p>
      <text:p text:style-name="P8"><text:tab/>if (!strcmp(cadena ," HTTP/1.1")){</text:p>
      <text:p text:style-name="P8"><text:tab/><text:tab/>write (ad,ok200,8);</text:p>
      <text:p text:style-name="P8"><text:tab/>}</text:p>
      <text:p text:style-name="P8"><text:tab/>return 0;</text:p>
      <text:p text:style-name="P8">}</text:p>
      <text:p text:style-name="P8"/>
      <text:p text:style-name="P11">Makefile</text:p>
      <text:p text:style-name="P12">GETS=servidor</text:p>
      <text:p text:style-name="P12">FLAGS= -Wall -g -pthread -lrt</text:p>
      <text:p text:style-name="P12">CC= gcc</text:p>
      <text:p text:style-name="P12">TARGETS=servidor</text:p>
      <text:p text:style-name="P12"></text:p>
      <text:p text:style-name="P12">servidor: main.c argumento.h argumento.c puerto.h puerto.c analisis.c analisis.h </text:p>
      <text:p text:style-name="P12"><text:tab/>$(CC) $(FLAGS) -o $@ $^</text:p>
      <text:p text:style-name="P12"></text:p>
      <text:p text:style-name="P12">clean:</text:p>
      <text:p text:style-name="P12"><text:tab/>rm -fv $(TARGETS) *.o *~</text:p>
      <text:p text:style-name="P4">Resultado de Apache Benchmark:</text:p>
      <text:p text:style-name="P1"/>
      <text:p text:style-name="P8">nicolas@nicolas-Compaq-610:~$ ab -c 10 -n 2000 http://127.0.0.1:4000/nico.pdf</text:p>
      <text:p text:style-name="P8">This is ApacheBench, Version 2.3 &lt;$Revision: 1528965 $&gt;</text:p>
      <text:p text:style-name="P8">Copyright 1996 Adam Twiss, Zeus Technology Ltd, http://www.zeustech.net/</text:p>
      <text:p text:style-name="P8">Licensed to The Apache Software Foundation, http://www.apache.org/</text:p>
      <text:p text:style-name="P8"></text:p>
      <text:p text:style-name="P8">Benchmarking 127.0.0.1 (be patient)</text:p>
      <text:p text:style-name="P8">Completed 200 requests</text:p>
      <text:p text:style-name="P8">Completed 400 requests</text:p>
      <text:p text:style-name="P8">Completed 600 requests</text:p>
      <text:p text:style-name="P8">Completed 800 requests</text:p>
      <text:p text:style-name="P8">Completed 1000 requests</text:p>
      <text:p text:style-name="P8">Completed 1200 requests</text:p>
      <text:p text:style-name="P8">Completed 1400 requests</text:p>
      <text:p text:style-name="P8">Completed 1600 requests</text:p>
      <text:p text:style-name="P8">Completed 1800 requests</text:p>
      <text:p text:style-name="P8">Completed 2000 requests</text:p>
      <text:p text:style-name="P8">Finished 2000 requests</text:p>
      <text:p text:style-name="P8"></text:p>
      <text:p text:style-name="P8"></text:p>
      <text:p text:style-name="P8">Server Software: <text:s text:c="7"/></text:p>
      <text:p text:style-name="P8"><text:soft-page-break/>Server Hostname: <text:s text:c="7"/>127.0.0.1</text:p>
      <text:p text:style-name="P8">Server Port: <text:s text:c="11"/>4000</text:p>
      <text:p text:style-name="P8"></text:p>
      <text:p text:style-name="P8">Document Path: <text:s text:c="9"/>/nico.pdf</text:p>
      <text:p text:style-name="P8">Document Length: <text:s text:c="7"/>9923 bytes</text:p>
      <text:p text:style-name="P8"></text:p>
      <text:p text:style-name="P8">Concurrency Level: <text:s text:c="5"/>10</text:p>
      <text:p text:style-name="P8">Time taken for tests: <text:s text:c="2"/>0.965 seconds</text:p>
      <text:p text:style-name="P8">Complete requests: <text:s text:c="5"/>2000</text:p>
      <text:p text:style-name="P8">Failed requests: <text:s text:c="7"/>0</text:p>
      <text:p text:style-name="P8">Total transferred: <text:s text:c="5"/>19882000 bytes</text:p>
      <text:p text:style-name="P8">HTML transferred: <text:s text:c="6"/>19846000 bytes</text:p>
      <text:p text:style-name="P8">Requests per second: <text:s text:c="3"/>2071.50 [#/sec] (mean)</text:p>
      <text:p text:style-name="P8">Time per request: <text:s text:c="6"/>4.827 [ms] (mean)</text:p>
      <text:p text:style-name="P8">Time per request: <text:s text:c="6"/>0.483 [ms] (mean, across all concurrent requests)</text:p>
      <text:p text:style-name="P8">Transfer rate: <text:s text:c="9"/>20110.14 [Kbytes/sec] received</text:p>
      <text:p text:style-name="P8"></text:p>
      <text:p text:style-name="P8">Connection Times (ms)</text:p>
      <text:p text:style-name="P8"><text:s text:c="14"/>min <text:s/>mean[+/-sd] median <text:s text:c="2"/>max</text:p>
      <text:p text:style-name="P8">Connect: <text:s text:c="7"/>0 <text:s text:c="3"/>0 <text:s text:c="2"/>0.2 <text:s text:c="5"/>0 <text:s text:c="6"/>3</text:p>
      <text:p text:style-name="P8">Processing: <text:s text:c="4"/>0 <text:s text:c="3"/>5 <text:s text:c="2"/>3.0 <text:s text:c="5"/>4 <text:s text:c="5"/>20</text:p>
      <text:p text:style-name="P8">Waiting: <text:s text:c="7"/>0 <text:s text:c="3"/>4 <text:s text:c="2"/>2.9 <text:s text:c="5"/>4 <text:s text:c="5"/>20</text:p>
      <text:p text:style-name="P8">Total: <text:s text:c="9"/>0 <text:s text:c="3"/>5 <text:s text:c="2"/>3.0 <text:s text:c="5"/>4 <text:s text:c="5"/>20</text:p>
      <text:p text:style-name="P8"></text:p>
      <text:p text:style-name="P8">Percentage of the requests served within a certain time (ms)</text:p>
      <text:p text:style-name="P8"><text:s text:c="2"/>50% <text:s text:c="5"/>4</text:p>
      <text:p text:style-name="P8"><text:s text:c="2"/>66% <text:s text:c="5"/>5</text:p>
      <text:p text:style-name="P8"><text:s text:c="2"/>75% <text:s text:c="5"/>6</text:p>
      <text:p text:style-name="P8"><text:s text:c="2"/>80% <text:s text:c="5"/>7</text:p>
      <text:p text:style-name="P8"><text:s text:c="2"/>90% <text:s text:c="5"/>9</text:p>
      <text:p text:style-name="P8"><text:s text:c="2"/>95% <text:s text:c="4"/>11</text:p>
      <text:p text:style-name="P8"><text:s text:c="2"/>98% <text:s text:c="4"/>13</text:p>
      <text:p text:style-name="P8"><text:s text:c="2"/>99% <text:s text:c="4"/>15</text:p>
      <text:p text:style-name="P8"><text:s/>100% <text:s text:c="4"/>20 (longest reques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1:49:39.150077222</meta:creation-date>
    <dc:date>2016-09-29T20:32:44.809317575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6" meta:paragraph-count="269" meta:word-count="800" meta:character-count="6752" meta:non-whitespace-character-count="5390"/>
  </office:meta>
</office:document-meta>
</file>